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cccc" draw:textarea-horizontal-align="justify" draw:textarea-vertical-align="middle" draw:auto-grow-height="false" fo:min-height="4.118cm" fo:min-width="21.766cm"/>
    </style:style>
    <style:style style:name="gr2" style:family="graphic" style:parent-style-name="standard">
      <style:graphic-properties draw:stroke="none" draw:fill-color="#cfe7f5" draw:textarea-horizontal-align="justify" draw:textarea-vertical-align="middle" draw:auto-grow-height="false" fo:min-height="7.624cm" fo:min-width="21.614cm"/>
    </style:style>
    <style:style style:name="gr3" style:family="graphic" style:parent-style-name="standard">
      <style:graphic-properties draw:stroke="none" draw:fill-color="#ccffcc" draw:textarea-horizontal-align="justify" draw:textarea-vertical-align="middle" draw:auto-grow-height="false" fo:min-height="4.119cm" fo:min-width="21.699cm"/>
    </style:style>
    <style:style style:name="gr4" style:family="graphic" style:parent-style-name="standard">
      <style:graphic-properties draw:stroke="none" draw:fill-color="#ffffcc" draw:textarea-horizontal-align="justify" draw:textarea-vertical-align="middle" draw:auto-grow-height="false" fo:min-height="9.835cm" fo:min-width="21.775cm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957cm" fo:min-width="0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5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</style:style>
    <style:style style:name="P1" style:family="paragraph">
      <loext:graphic-properties draw:fill-color="#ffcccc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ccffcc"/>
      <style:paragraph-properties fo:text-align="center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solid" draw:fill-color="#eeeeee"/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solid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text-properties fo:color="#000000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266cm" svg:height="4.368cm" svg:x="-0.533cm" svg:y="-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114cm" svg:height="7.874cm" svg:x="-0.381cm" svg:y="3.5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199cm" svg:height="4.369cm" svg:x="-0.33cm" svg:y="10.9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2.275cm" svg:height="10.085cm" svg:x="-0.381cm" svg:y="15.315cm">
          <text:p/>
          <draw:enhanced-geometry svg:viewBox="0 0 21600 21600" draw:type="rectangle" draw:enhanced-path="M 0 0 L 21600 0 21600 21600 0 21600 0 0 Z N"/>
        </draw:custom-shape>
        <draw:frame draw:style-name="gr5" draw:text-style-name="P6" xml:id="id1" draw:id="id1" draw:layer="layout" svg:width="2.521cm" svg:height="0.806cm" svg:x="10.514cm" svg:y="22.409cm">
          <draw:text-box>
            <text:p text:style-name="P5"><text:span text:style-name="T1">utils.{c/h}</text:span></text:p>
          </draw:text-box>
        </draw:frame>
        <draw:frame draw:style-name="gr6" draw:text-style-name="P8" draw:layer="layout" svg:width="4.09cm" svg:height="1.685cm" svg:x="10.516cm" svg:y="23.207cm">
          <draw:text-box>
            <text:p text:style-name="P7"><text:span text:style-name="T2">Log, string manipulation and counters.</text:span></text:p>
          </draw:text-box>
        </draw:frame>
        <draw:frame draw:style-name="gr5" draw:text-style-name="P6" xml:id="id13" draw:id="id13" draw:layer="layout" svg:width="3.101cm" svg:height="0.806cm" svg:x="4.874cm" svg:y="18.955cm">
          <draw:text-box>
            <text:p text:style-name="P5"><text:span text:style-name="T1">scores.{c/h}</text:span></text:p>
          </draw:text-box>
        </draw:frame>
        <draw:frame draw:style-name="gr6" draw:text-style-name="P8" draw:layer="layout" svg:width="4.09cm" svg:height="1.207cm" svg:x="4.876cm" svg:y="19.753cm">
          <draw:text-box>
            <text:p text:style-name="P7"><text:span text:style-name="T2">Score storage and sorting.</text:span></text:p>
          </draw:text-box>
        </draw:frame>
        <draw:frame draw:style-name="gr5" draw:text-style-name="P6" xml:id="id3" draw:id="id3" draw:layer="layout" svg:width="3.233cm" svg:height="0.806cm" svg:x="9.723cm" svg:y="18.778cm">
          <draw:text-box>
            <text:p text:style-name="P5"><text:span text:style-name="T1">images.{c/h}</text:span></text:p>
          </draw:text-box>
        </draw:frame>
        <draw:frame draw:style-name="gr6" draw:text-style-name="P8" draw:layer="layout" svg:width="4.09cm" svg:height="1.685cm" svg:x="9.725cm" svg:y="19.576cm">
          <draw:text-box>
            <text:p text:style-name="P7"><text:span text:style-name="T2">Texture (image) read and sprite manipulation.</text:span></text:p>
          </draw:text-box>
        </draw:frame>
        <draw:frame draw:style-name="gr5" draw:text-style-name="P6" xml:id="id5" draw:id="id5" draw:layer="layout" svg:width="3.237cm" svg:height="0.806cm" svg:x="14.831cm" svg:y="18.471cm">
          <draw:text-box>
            <text:p text:style-name="P5"><text:span text:style-name="T1">datafile.{c/h}</text:span></text:p>
          </draw:text-box>
        </draw:frame>
        <draw:frame draw:style-name="gr6" draw:text-style-name="P8" draw:layer="layout" svg:width="4.09cm" svg:height="1.685cm" svg:x="14.833cm" svg:y="19.269cm">
          <draw:text-box>
            <text:p text:style-name="P7"><text:span text:style-name="T2">Read a space separated fields file.</text:span></text:p>
          </draw:text-box>
        </draw:frame>
        <draw:frame draw:style-name="gr5" draw:text-style-name="P6" xml:id="id6" draw:id="id6" draw:layer="layout" svg:width="4.033cm" svg:height="0.806cm" svg:x="9.288cm" svg:y="15.688cm">
          <draw:text-box>
            <text:p text:style-name="P5"><text:span text:style-name="T1">animations.{c/h}</text:span></text:p>
          </draw:text-box>
        </draw:frame>
        <draw:frame draw:style-name="gr7" draw:text-style-name="P8" xml:id="id2" draw:id="id2" draw:layer="layout" svg:width="4.09cm" svg:height="1.207cm" svg:x="9.29cm" svg:y="16.486cm">
          <draw:text-box>
            <text:p text:style-name="P7"><text:span text:style-name="T2">Animations (multiple sprites)</text:span></text:p>
          </draw:text-box>
        </draw:frame>
        <draw:connector draw:style-name="gr8" draw:text-style-name="P9" draw:layer="layout" svg:x1="6.921cm" svg:y1="20.96cm" svg:x2="11.774cm" svg:y2="22.409cm" draw:end-shape="id1" draw:end-glue-point="0" svg:d="M6921 20960v474h4853v975" svg:viewBox="0 0 4854 1450">
          <text:p/>
        </draw:connector>
        <draw:connector draw:style-name="gr8" draw:text-style-name="P9" draw:layer="layout" svg:x1="11.77cm" svg:y1="21.261cm" svg:x2="11.774cm" svg:y2="22.409cm" draw:end-shape="id1" draw:end-glue-point="0" svg:d="M11770 21261v324h4v824" svg:viewBox="0 0 5 1149">
          <text:p/>
        </draw:connector>
        <draw:connector draw:style-name="gr8" draw:text-style-name="P9" draw:layer="layout" svg:x1="16.878cm" svg:y1="20.954cm" svg:x2="11.774cm" svg:y2="22.409cm" draw:end-shape="id1" draw:end-glue-point="0" svg:d="M16878 20954v477h-5104v978" svg:viewBox="0 0 5105 1456">
          <text:p/>
        </draw:connector>
        <draw:connector draw:style-name="gr8" draw:text-style-name="P9" draw:layer="layout" svg:x1="11.335cm" svg:y1="17.693cm" svg:x2="11.339cm" svg:y2="18.778cm" draw:start-shape="id2" draw:start-glue-point="2" draw:end-shape="id3" draw:end-glue-point="0" svg:d="M11335 17693v543h4v542" svg:viewBox="0 0 5 1086">
          <text:p/>
        </draw:connector>
        <draw:frame draw:style-name="gr5" draw:text-style-name="P6" draw:layer="layout" svg:width="2.907cm" svg:height="0.806cm" svg:x="6.847cm" svg:y="12.496cm">
          <draw:text-box>
            <text:p text:style-name="P5"><text:span text:style-name="T1">levels.{c/h}</text:span></text:p>
          </draw:text-box>
        </draw:frame>
        <draw:frame draw:style-name="gr9" draw:text-style-name="P10" draw:layer="layout" svg:width="4.09cm" svg:height="1.207cm" svg:x="6.849cm" svg:y="13.294cm">
          <draw:text-box>
            <text:p text:style-name="P7"><text:span text:style-name="T2">Level map and level object.</text:span></text:p>
          </draw:text-box>
        </draw:frame>
        <draw:frame draw:style-name="gr5" draw:text-style-name="P6" xml:id="id8" draw:id="id8" draw:layer="layout" svg:width="5.472cm" svg:height="0.806cm" svg:x="12.333cm" svg:y="12.571cm">
          <draw:text-box>
            <text:p text:style-name="P5"><text:span text:style-name="T1">object_definitions.{c/h}</text:span></text:p>
          </draw:text-box>
        </draw:frame>
        <draw:frame draw:style-name="gr6" draw:text-style-name="P8" xml:id="id4" draw:id="id4" draw:layer="layout" svg:width="4.09cm" svg:height="1.685cm" svg:x="12.335cm" svg:y="13.369cm">
          <draw:text-box>
            <text:p text:style-name="P7"><text:span text:style-name="T2">Monster and items definition (from a file)</text:span></text:p>
          </draw:text-box>
        </draw:frame>
        <draw:frame draw:style-name="gr5" draw:text-style-name="P6" xml:id="id10" draw:id="id10" draw:layer="layout" svg:width="2.907cm" svg:height="0.806cm" svg:x="6.847cm" svg:y="12.497cm">
          <draw:text-box>
            <text:p text:style-name="P5"><text:span text:style-name="T1">levels.{c/h}</text:span></text:p>
          </draw:text-box>
        </draw:frame>
        <draw:frame draw:style-name="gr6" draw:text-style-name="P8" xml:id="id7" draw:id="id7" draw:layer="layout" svg:width="4.09cm" svg:height="1.207cm" svg:x="6.849cm" svg:y="13.295cm">
          <draw:text-box>
            <text:p text:style-name="P7"><text:span text:style-name="T2">Level map and level object.</text:span></text:p>
          </draw:text-box>
        </draw:frame>
        <draw:frame draw:style-name="gr5" draw:text-style-name="P6" xml:id="id12" draw:id="id12" draw:layer="layout" svg:width="4.723cm" svg:height="0.806cm" svg:x="0.712cm" svg:y="11.835cm">
          <draw:text-box>
            <text:p text:style-name="P5"><text:span text:style-name="T1">game_objects.{c/h}</text:span></text:p>
          </draw:text-box>
        </draw:frame>
        <draw:frame draw:style-name="gr6" draw:text-style-name="P8" xml:id="id9" draw:id="id9" draw:layer="layout" svg:width="4.09cm" svg:height="1.207cm" svg:x="0.714cm" svg:y="12.633cm">
          <draw:text-box>
            <text:p text:style-name="P7"><text:span text:style-name="T2">Monster, items, bubbles, dragon.</text:span></text:p>
          </draw:text-box>
        </draw:frame>
        <draw:connector draw:style-name="gr8" draw:text-style-name="P9" draw:layer="layout" svg:x1="14.38cm" svg:y1="15.054cm" svg:x2="16.449cm" svg:y2="18.471cm" draw:start-shape="id4" draw:start-glue-point="2" draw:end-shape="id5" draw:end-glue-point="0" svg:d="M14380 15054v1709h2069v1708" svg:viewBox="0 0 2070 3418">
          <text:p/>
        </draw:connector>
        <draw:connector draw:style-name="gr8" draw:text-style-name="P9" draw:layer="layout" svg:x1="14.38cm" svg:y1="15.054cm" svg:x2="13.321cm" svg:y2="16.091cm" draw:start-shape="id4" draw:start-glue-point="2" draw:end-shape="id6" draw:end-glue-point="1" svg:d="M14380 15054v1037h-1059" svg:viewBox="0 0 1060 1038">
          <text:p/>
        </draw:connector>
        <draw:connector draw:style-name="gr8" draw:text-style-name="P9" draw:layer="layout" svg:x1="10.939cm" svg:y1="13.898cm" svg:x2="12.333cm" svg:y2="12.974cm" draw:start-shape="id7" draw:start-glue-point="1" draw:end-shape="id8" draw:end-glue-point="3" svg:d="M10939 13898h697v-924h697" svg:viewBox="0 0 1395 925">
          <text:p/>
        </draw:connector>
        <draw:connector draw:style-name="gr8" draw:text-style-name="P9" draw:layer="layout" svg:x1="4.804cm" svg:y1="13.236cm" svg:x2="6.847cm" svg:y2="12.9cm" draw:start-shape="id9" draw:start-glue-point="1" draw:end-shape="id10" svg:d="M4804 13236h1022v-336h1021" svg:viewBox="0 0 2044 337">
          <text:p/>
        </draw:connector>
        <draw:frame draw:style-name="gr5" draw:text-style-name="P6" xml:id="id15" draw:id="id15" draw:layer="layout" svg:width="4.223cm" svg:height="0.806cm" svg:x="3.962cm" svg:y="6.859cm">
          <draw:text-box>
            <text:p text:style-name="P5"><text:span text:style-name="T1">game_base.{c/h}</text:span></text:p>
          </draw:text-box>
        </draw:frame>
        <draw:frame draw:style-name="gr6" draw:text-style-name="P8" xml:id="id11" draw:id="id11" draw:layer="layout" svg:width="4.09cm" svg:height="1.207cm" svg:x="3.964cm" svg:y="7.657cm">
          <draw:text-box>
            <text:p text:style-name="P7"><text:span text:style-name="T2">Game structure definition.</text:span></text:p>
          </draw:text-box>
        </draw:frame>
        <draw:connector draw:style-name="gr8" draw:text-style-name="P9" draw:layer="layout" svg:x1="6.009cm" svg:y1="8.864cm" svg:x2="3.073cm" svg:y2="11.835cm" draw:start-shape="id11" draw:start-glue-point="2" draw:end-shape="id12" svg:d="M6009 8864v1486h-2936v1485" svg:viewBox="0 0 2937 2972">
          <text:p/>
        </draw:connector>
        <draw:connector draw:style-name="gr8" draw:text-style-name="P9" draw:layer="layout" svg:x1="6.009cm" svg:y1="8.864cm" svg:x2="6.424cm" svg:y2="18.955cm" draw:start-shape="id11" draw:start-glue-point="2" draw:end-shape="id13" svg:d="M6009 8864v5046h415v5045" svg:viewBox="0 0 416 10092">
          <text:p/>
        </draw:connector>
        <draw:frame draw:style-name="gr5" draw:text-style-name="P6" xml:id="id19" draw:id="id19" draw:layer="layout" svg:width="4.888cm" svg:height="0.806cm" svg:x="11.049cm" svg:y="4.418cm">
          <draw:text-box>
            <text:p text:style-name="P5"><text:span text:style-name="T1">game_screens.{c/h}</text:span></text:p>
          </draw:text-box>
        </draw:frame>
        <draw:frame draw:style-name="gr6" draw:text-style-name="P8" xml:id="id16" draw:id="id16" draw:layer="layout" svg:width="4.09cm" svg:height="2.163cm" svg:x="11.051cm" svg:y="5.216cm">
          <draw:text-box>
            <text:p text:style-name="P7"><text:span text:style-name="T2">Screen functions (input management and draw)</text:span></text:p>
          </draw:text-box>
        </draw:frame>
        <draw:frame draw:style-name="gr5" draw:text-style-name="P6" xml:id="id18" draw:id="id18" draw:layer="layout" svg:width="4.219cm" svg:height="0.806cm" svg:x="11.046cm" svg:y="8.184cm">
          <draw:text-box>
            <text:p text:style-name="P5"><text:span text:style-name="T1">game_main.{c/h}</text:span></text:p>
          </draw:text-box>
        </draw:frame>
        <draw:frame draw:style-name="gr6" draw:text-style-name="P8" xml:id="id14" draw:id="id14" draw:layer="layout" svg:width="4.09cm" svg:height="1.685cm" svg:x="11.048cm" svg:y="8.982cm">
          <draw:text-box>
            <text:p text:style-name="P7"><text:span text:style-name="T2">Main game functions (update state and draw)</text:span></text:p>
          </draw:text-box>
        </draw:frame>
        <draw:connector draw:style-name="gr8" draw:text-style-name="P9" draw:layer="layout" svg:x1="11.048cm" svg:y1="9.824cm" svg:x2="8.185cm" svg:y2="7.262cm" draw:start-shape="id14" draw:start-glue-point="3" draw:end-shape="id15" draw:end-glue-point="1" svg:d="M11048 9824h-1431v-2562h-1432" svg:viewBox="0 0 2864 2563">
          <text:p/>
        </draw:connector>
        <draw:connector draw:style-name="gr8" draw:text-style-name="P9" draw:layer="layout" svg:x1="11.051cm" svg:y1="6.297cm" svg:x2="8.185cm" svg:y2="7.262cm" draw:start-shape="id16" draw:start-glue-point="3" draw:end-shape="id15" draw:end-glue-point="1" svg:d="M11051 6297h-1433v965h-1433" svg:viewBox="0 0 2867 966">
          <text:p/>
        </draw:connector>
        <draw:frame draw:style-name="gr5" draw:text-style-name="P6" draw:layer="layout" svg:width="2.873cm" svg:height="0.806cm" svg:x="12.877cm" svg:y="0.684cm">
          <draw:text-box>
            <text:p text:style-name="P5"><text:span text:style-name="T1">game.{c/h}</text:span></text:p>
          </draw:text-box>
        </draw:frame>
        <draw:frame draw:style-name="gr6" draw:text-style-name="P8" xml:id="id17" draw:id="id17" draw:layer="layout" svg:width="4.09cm" svg:height="1.685cm" svg:x="12.879cm" svg:y="1.482cm">
          <draw:text-box>
            <text:p text:style-name="P7"><text:span text:style-name="T2">Game top functions (GLUT callbacks).</text:span></text:p>
          </draw:text-box>
        </draw:frame>
        <draw:connector draw:style-name="gr8" draw:text-style-name="P9" draw:layer="layout" svg:x1="16.969cm" svg:y1="2.324cm" svg:x2="15.265cm" svg:y2="8.587cm" draw:start-shape="id17" draw:start-glue-point="1" draw:end-shape="id18" svg:d="M16969 2324h501v6263h-2205" svg:viewBox="0 0 2206 6264">
          <text:p/>
        </draw:connector>
        <draw:connector draw:style-name="gr8" draw:text-style-name="P9" draw:layer="layout" svg:x1="16.969cm" svg:y1="2.324cm" svg:x2="15.937cm" svg:y2="4.821cm" draw:start-shape="id17" draw:start-glue-point="1" draw:end-shape="id19" svg:d="M16969 2324h501v2497h-1533" svg:viewBox="0 0 1534 2498">
          <text:p/>
        </draw:connector>
        <draw:frame draw:style-name="gr10" draw:text-style-name="P12" draw:layer="layout" svg:width="6.712cm" svg:height="1.047cm" svg:x="0.381cm" svg:y="24.282cm">
          <draw:text-box>
            <text:p text:style-name="P11"><text:span text:style-name="T3">Base objects layer</text:span></text:p>
          </draw:text-box>
        </draw:frame>
        <draw:frame draw:style-name="gr11" draw:text-style-name="P12" draw:layer="layout" svg:width="5.019cm" svg:height="2.157cm" svg:x="0.391cm" svg:y="0.303cm">
          <draw:text-box>
            <text:p text:style-name="P11"><text:span text:style-name="T3">Game layer</text:span></text:p>
          </draw:text-box>
        </draw:frame>
        <draw:frame draw:style-name="gr11" draw:text-style-name="P12" draw:layer="layout" svg:width="8.55cm" svg:height="2.157cm" svg:x="0.162cm" svg:y="4.291cm">
          <draw:text-box>
            <text:p text:style-name="P11"><text:span text:style-name="T3">Game logic layer</text:span></text:p>
          </draw:text-box>
        </draw:frame>
        <draw:frame draw:style-name="gr12" draw:text-style-name="P12" draw:layer="layout" svg:width="7.094cm" svg:height="1.843cm" svg:x="14.757cm" svg:y="11.099cm">
          <draw:text-box>
            <text:p text:style-name="P11"><text:span text:style-name="T3">Game objects 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Beaujean</meta:initial-creator>
    <meta:creation-date>2018-05-01T15:31:19.639243374</meta:creation-date>
    <dc:date>2018-05-01T16:08:00.250303461</dc:date>
    <dc:creator>Pierre Beaujean</dc:creator>
    <meta:editing-duration>PT3M58S</meta:editing-duration>
    <meta:editing-cycles>2</meta:editing-cycles>
    <meta:generator>LibreOffice/5.0.6.2$Linux_X86_64 LibreOffice_project/00m0$Build-2</meta:generator>
    <meta:document-statistic meta:object-count="48"/>
  </office:meta>
</office:document-meta>
</file>